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Noto_Sans_1.ttf" manifest:media-type="application/x-font-ttf"/>
  <manifest:file-entry manifest:full-path="Fonts/Font_Loma_1.ttf" manifest:media-type="application/x-font-ttf"/>
  <manifest:file-entry manifest:full-path="Fonts/Font_Loma_2.ttf" manifest:media-type="application/x-font-ttf"/>
  <manifest:file-entry manifest:full-path="Fonts/Font_Loma_3.ttf" manifest:media-type="application/x-font-ttf"/>
  <manifest:file-entry manifest:full-path="Fonts/Font_Noto_Sans_2.ttf" manifest:media-type="application/x-font-ttf"/>
  <manifest:file-entry manifest:full-path="Pictures/100000010000003000000030F372FA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rbel Light" svg:font-family="'Corbel Light'" style:font-family-generic="system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ma" svg:font-family="Loma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normal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1" svg:font-family="Loma" style:font-family-generic="roman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Light" svg:font-family="'Noto Sans Light'" style:font-family-generic="roman" style:font-pitch="variable"/>
  </office:font-face-decls>
  <office:automatic-styles>
    <style:style style:name="Tabelle1" style:family="table">
      <style:table-properties style:width="14.386cm" fo:margin-left="0.48cm" fo:margin-top="0cm" fo:margin-bottom="0cm" table:align="left" style:writing-mode="page"/>
    </style:style>
    <style:style style:name="Tabelle1.A" style:family="table-column">
      <style:table-column-properties style:column-width="2.593cm"/>
    </style:style>
    <style:style style:name="Tabelle1.B" style:family="table-column">
      <style:table-column-properties style:column-width="11.793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0cm" fo:text-indent="0cm" style:auto-text-indent="false" style:punctuation-wrap="hanging"/>
    </style:style>
    <style:style style:name="P2" style:family="paragraph" style:parent-style-name="Standard">
      <style:paragraph-properties fo:line-height="0.499cm"/>
    </style:style>
    <style:style style:name="P3" style:family="paragraph" style:parent-style-name="Footer">
      <style:text-properties style:font-name="Noto Sans Light"/>
    </style:style>
    <style:style style:name="P4" style:family="paragraph" style:parent-style-name="Frame_20_contents">
      <style:paragraph-properties fo:margin-left="0cm" fo:margin-right="0cm" fo:text-indent="0cm" style:auto-text-indent="false" style:punctuation-wrap="hanging"/>
    </style:style>
    <style:style style:name="P5" style:family="paragraph" style:parent-style-name="Frame_20_contents">
      <style:paragraph-properties fo:margin-left="0.101cm" fo:margin-right="0cm" fo:margin-top="0.101cm" fo:margin-bottom="0cm" style:contextual-spacing="false" fo:text-indent="0cm" style:auto-text-indent="false" style:punctuation-wrap="hanging"/>
    </style:style>
    <style:style style:name="P6" style:family="paragraph" style:parent-style-name="Frame_20_contents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fo:color="#000000" loext:opacity="100%" style:font-name="Loma1" fo:font-weight="normal" style:font-weight-asian="normal" style:font-name-complex="Arial1" style:font-weight-complex="normal"/>
    </style:style>
    <style:style style:name="P7" style:family="paragraph" style:parent-style-name="Frame_20_contents">
      <style:paragraph-properties fo:margin-left="0.101cm" fo:margin-right="0cm" fo:margin-top="0.101cm" fo:margin-bottom="0cm" style:contextual-spacing="false" fo:text-indent="0cm" style:auto-text-indent="false" style:punctuation-wrap="hanging"/>
      <style:text-properties fo:color="#000000" loext:opacity="100%" style:font-name="Noto Sans Light" fo:font-size="10pt" style:font-size-asian="10pt" style:font-size-complex="10pt"/>
    </style:style>
    <style:style style:name="P8" style:family="paragraph" style:parent-style-name="Frame_20_contents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9" style:family="paragraph" style:parent-style-name="Frame_20_contents">
      <style:paragraph-properties fo:margin-left="0.101cm" fo:margin-right="0cm" fo:margin-top="0.101cm" fo:margin-bottom="0cm" style:contextual-spacing="false" fo:text-align="start" style:justify-single-word="false" fo:text-indent="0cm" style:auto-text-indent="false" style:punctuation-wrap="hanging"/>
    </style:style>
    <style:style style:name="P10" style:family="paragraph" style:parent-style-name="Frame_20_contents">
      <style:paragraph-properties fo:margin-left="0.101cm" fo:margin-right="0cm" fo:margin-top="0.101cm" fo:margin-bottom="0cm" style:contextual-spacing="false" fo:text-align="center" style:justify-single-word="false" fo:text-indent="0cm" style:auto-text-indent="false" style:punctuation-wrap="hanging"/>
    </style:style>
    <style:style style:name="P11" style:family="paragraph" style:parent-style-name="Standard">
      <style:paragraph-properties fo:text-align="end" style:justify-single-word="false"/>
      <style:text-properties style:font-name="Loma1" fo:font-size="16pt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Loma1" fo:font-size="12pt" style:font-size-asian="12pt" style:font-name-complex="Arial1" style:font-size-complex="12pt"/>
    </style:style>
    <style:style style:name="P13" style:family="paragraph" style:parent-style-name="Standard">
      <style:text-properties style:font-name="Loma1" fo:font-size="12pt" style:font-size-asian="12pt" style:font-name-complex="Arial1" style:font-size-complex="12pt"/>
    </style:style>
    <style:style style:name="P14" style:family="paragraph" style:parent-style-name="Standard">
      <style:text-properties style:font-name="Loma1" fo:font-size="12pt" style:font-size-asian="12pt" style:font-size-complex="12pt"/>
    </style:style>
    <style:style style:name="P15" style:family="paragraph" style:parent-style-name="Standard">
      <style:text-properties style:font-name="Loma1" fo:font-size="6pt" style:font-size-asian="6pt" style:font-size-complex="6pt"/>
    </style:style>
    <style:style style:name="P16" style:family="paragraph" style:parent-style-name="Standard">
      <style:paragraph-properties fo:text-align="end" style:justify-single-word="false"/>
      <style:text-properties style:font-name="Loma1"/>
    </style:style>
    <style:style style:name="P17" style:family="paragraph" style:parent-style-name="Standard">
      <style:text-properties style:font-name="Loma1" fo:font-size="11pt" style:font-size-asian="11pt" style:font-name-complex="Arial1" style:font-size-complex="11pt"/>
    </style:style>
    <style:style style:name="P18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style:font-size-asian="11pt" style:font-name-complex="Arial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Loma1" fo:font-size="11pt" style:font-size-asian="11pt" style:font-size-complex="11pt"/>
    </style:style>
    <style:style style:name="P20" style:family="paragraph" style:parent-style-name="Standard">
      <style:text-properties style:font-name="Loma1" fo:font-size="11pt" style:font-size-asian="11pt" style:font-size-complex="11pt"/>
    </style:style>
    <style:style style:name="P21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style:font-size-asian="11pt" style:font-size-complex="11pt"/>
    </style:style>
    <style:style style:name="P22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style:font-name="Loma1"/>
    </style:style>
    <style:style style:name="P24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/>
    </style:style>
    <style:style style:name="P25" style:family="paragraph" style:parent-style-name="Standard">
      <style:text-properties style:font-name="Loma1"/>
    </style:style>
    <style:style style:name="P26" style:family="paragraph" style:parent-style-name="Standard">
      <style:paragraph-properties fo:line-height="0.499cm">
        <style:tab-stops>
          <style:tab-stop style:position="8.625cm"/>
        </style:tab-stops>
      </style:paragraph-properties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27" style:family="paragraph" style:parent-style-name="Standard">
      <style:paragraph-properties fo:line-height="0.499cm"/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28" style:family="paragraph" style:parent-style-name="Standard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29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use-window-font-color="true" loext:opacity="0%" style:font-name="Loma1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30" style:family="paragraph" style:parent-style-name="Standard">
      <style:text-properties style:use-window-font-color="true" loext:opacity="0%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P31" style:family="paragraph" style:parent-style-name="Standard">
      <style:text-properties style:use-window-font-color="true" loext:opacity="0%" fo:language="de" fo:country="DE" style:text-underline-style="solid" style:text-underline-width="auto" style:text-underline-color="font-color" style:letter-kerning="true" style:font-name-asian="NSimSun" style:language-asian="zh" style:country-asian="CN" style:font-name-complex="Arial1" style:language-complex="hi" style:country-complex="IN"/>
    </style:style>
    <style:style style:name="P32" style:family="paragraph" style:parent-style-name="Standard">
      <style:paragraph-properties fo:text-align="end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33" style:family="paragraph" style:parent-style-name="Standard">
      <style:paragraph-properties fo:text-align="end" style:justify-single-word="false"/>
    </style:style>
    <style:style style:name="P34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35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15.24cm"/>
        </style:tab-stops>
      </style:paragraph-properties>
    </style:style>
    <style:style style:name="P36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4.26cm"/>
          <style:tab-stop style:position="15.24cm"/>
        </style:tab-stops>
      </style:paragraph-properties>
    </style:style>
    <style:style style:name="P37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1.207cm"/>
          <style:tab-stop style:position="3.995cm"/>
          <style:tab-stop style:position="15.24cm"/>
        </style:tab-stops>
      </style:paragraph-properties>
    </style:style>
    <style:style style:name="P38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</style:style>
    <style:style style:name="P39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1" fo:language="de" fo:country="DE" style:text-underline-style="none" style:letter-kerning="true" style:font-name-asian="NSimSun" style:language-asian="zh" style:country-asian="CN" style:language-complex="hi" style:country-complex="IN"/>
    </style:style>
    <style:style style:name="P40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break-before="page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</style:style>
    <style:style style:name="P45" style:family="paragraph" style:parent-style-name="Standard">
      <style:paragraph-properties fo:line-height="100%">
        <style:tab-stops>
          <style:tab-stop style:position="0.9cm"/>
          <style:tab-stop style:position="15.24cm"/>
        </style:tab-stops>
      </style:paragraph-properties>
      <style:text-properties style:font-name="Loma" fo:font-size="11pt" style:font-size-asian="11pt" style:font-size-complex="11pt"/>
    </style:style>
    <style:style style:name="P46" style:family="paragraph">
      <loext:graphic-properties draw:fill="none"/>
      <style:paragraph-properties fo:text-align="start"/>
      <style:text-properties fo:color="#000000" loext:opacity="100%" fo:font-size="18pt"/>
    </style:style>
    <style:style style:name="P47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style:font-name="Noto Sans Light"/>
    </style:style>
    <style:style style:name="T2" style:family="text">
      <style:text-properties style:font-name="Noto Sans Light" fo:font-size="10pt" style:font-size-asian="10pt" style:font-size-complex="10pt"/>
    </style:style>
    <style:style style:name="T3" style:family="text">
      <style:text-properties style:font-name="Loma1"/>
    </style:style>
    <style:style style:name="T4" style:family="text">
      <style:text-properties style:font-name="Loma1" fo:font-size="16pt" style:font-size-asian="16pt" style:font-size-complex="16pt"/>
    </style:style>
    <style:style style:name="T5" style:family="text">
      <style:text-properties style:font-name="Loma1" fo:font-size="12pt" style:font-size-asian="12pt" style:font-name-complex="Arial1" style:font-size-complex="12pt"/>
    </style:style>
    <style:style style:name="T6" style:family="text">
      <style:text-properties style:font-name="Loma1" fo:font-size="12pt" style:font-size-asian="12pt" style:font-size-complex="12pt"/>
    </style:style>
    <style:style style:name="T7" style:family="text">
      <style:text-properties style:font-name="Loma1" fo:font-size="8pt" style:text-underline-style="solid" style:text-underline-width="auto" style:text-underline-color="font-color" style:font-size-asian="8pt" style:font-name-complex="Arial1" style:font-size-complex="8pt"/>
    </style:style>
    <style:style style:name="T8" style:family="text">
      <style:text-properties style:font-name="Loma1" fo:font-size="6pt" style:font-size-asian="6pt" style:font-size-complex="6pt"/>
    </style:style>
    <style:style style:name="T9" style:family="text">
      <style:text-properties style:font-name="Loma1" fo:font-size="11pt" style:font-size-asian="11pt" style:font-name-complex="Arial1" style:font-size-complex="11pt"/>
    </style:style>
    <style:style style:name="T10" style:family="text">
      <style:text-properties style:font-name="Loma1" fo:font-size="11pt" style:font-size-asian="11pt" style:font-size-complex="11pt"/>
    </style:style>
    <style:style style:name="T11" style:family="text"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T12" style:family="text">
      <style:text-properties style:font-name="Loma1" fo:font-size="11pt" fo:font-weight="normal" style:font-size-asian="11pt" style:font-weight-asian="normal" style:font-name-complex="Arial1" style:font-size-complex="11pt" style:font-style-complex="normal" style:font-weight-complex="normal"/>
    </style:style>
    <style:style style:name="T13" style:family="text">
      <style:text-properties style:font-name="Loma1" fo:font-size="14pt" fo:font-weight="bold" style:font-size-asian="14pt" style:font-weight-asian="bold" style:font-name-complex="Arial1" style:font-size-complex="14pt" style:font-weight-complex="bold"/>
    </style:style>
    <style:style style:name="T14" style:family="text">
      <style:text-properties fo:color="#000000" loext:opacity="100%" style:font-name="Arial" fo:font-size="8pt" style:font-size-asian="8pt" style:font-size-complex="8pt"/>
    </style:style>
    <style:style style:name="T15" style:family="text">
      <style:text-properties fo:color="#000000" loext:opacity="100%"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6" style:family="text">
      <style:text-properties fo:color="#000000" loext:opacity="100%" style:font-name="Arial" fo:font-size="8pt" fo:font-weight="normal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Arial" fo:font-size="8pt" fo:language="zxx" fo:country="none" style:text-underline-style="solid" style:text-underline-width="auto" style:text-underline-color="font-color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18" style:family="text">
      <style:text-properties fo:color="#000000" loext:opacity="100%" style:font-name="Noto Sans Light" fo:font-size="10.5pt" fo:font-weight="normal" style:font-size-asian="10.5pt" style:font-weight-asian="normal" style:font-name-complex="Arial1" style:font-size-complex="10.5pt" style:font-weight-complex="normal"/>
    </style:style>
    <style:style style:name="T19" style:family="text">
      <style:text-properties fo:color="#000000" loext:opacity="100%" style:font-name="Noto Sans Light" fo:font-size="10pt" style:text-underline-style="solid" style:text-underline-width="auto" style:text-underline-color="font-color" fo:font-weight="bold" style:font-size-asian="10pt" style:font-weight-asian="bold" style:font-name-complex="Corbel Light" style:font-size-complex="10pt" style:font-weight-complex="bold"/>
    </style:style>
    <style:style style:name="T20" style:family="text">
      <style:text-properties fo:color="#000000" loext:opacity="100%" style:font-name="Noto Sans Light" fo:font-size="10pt" style:font-size-asian="10pt" style:font-name-complex="Corbel Light" style:font-size-complex="10pt"/>
    </style:style>
    <style:style style:name="T21" style:family="text">
      <style:text-properties fo:color="#000000" loext:opacity="100%" style:font-name="Loma1" fo:font-weight="normal" style:font-weight-asian="normal" style:font-name-complex="Arial1" style:font-weight-complex="normal"/>
    </style:style>
    <style:style style:name="T22" style:family="text">
      <style:text-properties fo:color="#000000" loext:opacity="100%"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T23" style:family="text">
      <style:text-properties fo:color="#000000" loext:opacity="100%" fo:font-size="10.5pt" fo:font-weight="normal" style:font-size-asian="10.5pt" style:font-weight-asian="normal" style:font-name-complex="Arial1" style:font-size-complex="10.5pt" style:font-weight-complex="normal"/>
    </style:style>
    <style:style style:name="T24" style:family="text">
      <style:text-properties fo:color="#000000" loext:opacity="100%" fo:font-weight="normal" style:font-weight-asian="normal" style:font-name-complex="Arial1" style:font-weight-complex="normal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style:use-window-font-color="true" loext:opacity="0%" style:font-name="Loma1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T27" style:family="text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T28" style:family="text">
      <style:text-properties style:use-window-font-color="true" loext:opacity="0%" style:font-name="Loma1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9" style:family="text">
      <style:text-properties style:use-window-font-color="true" loext:opacity="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30" style:family="text">
      <style:text-properties style:use-window-font-color="true" loext:opacity="0%" style:font-name="Loma1" fo:font-size="13pt" fo:language="de" fo:country="DE" fo:font-weight="bold" style:letter-kerning="true" style:font-name-asian="NSimSun" style:font-size-asian="13pt" style:language-asian="zh" style:country-asian="CN" style:font-weight-asian="bold" style:font-name-complex="Arial1" style:font-size-complex="13pt" style:language-complex="hi" style:country-complex="IN" style:font-weight-complex="bold"/>
    </style:style>
    <style:style style:name="T31" style:family="text">
      <style:text-properties style:use-window-font-color="true" loext:opacity="0%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T32" style:family="text">
      <style:text-properties style:use-window-font-color="true" loext:opacity="0%" fo:language="de" fo:country="DE" style:text-underline-style="solid" style:text-underline-width="auto" style:text-underline-color="font-color" style:letter-kerning="true" style:font-name-asian="NSimSun" style:language-asian="zh" style:country-asian="CN" style:font-name-complex="Arial1" style:language-complex="hi" style:country-complex="IN"/>
    </style:style>
    <style:style style:name="T33" style:family="text">
      <style:text-properties style:use-window-font-color="true" loext:opacity="0%" style:font-name="Noto Sans Light" fo:font-size="10.5pt" fo:language="de" fo:country="DE" fo:font-weight="normal" style:letter-kerning="true" style:font-name-asian="NSimSun" style:font-size-asian="10.5pt" style:language-asian="zh" style:country-asian="CN" style:font-weight-asian="normal" style:font-name-complex="Arial1" style:font-size-complex="10.5pt" style:language-complex="hi" style:country-complex="IN" style:font-weight-complex="normal"/>
    </style:style>
    <style:style style:name="T34" style:family="text">
      <style:text-properties fo:color="#ff0000" loext:opacity="100%"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T35" style:family="text">
      <style:text-properties fo:color="#2a6099" loext:opacity="100%" style:font-name="Loma1" fo:language="de" fo:country="DE" style:text-underline-style="none" style:letter-kerning="true" style:font-name-asian="NSimSun" style:language-asian="zh" style:country-asian="CN" style:language-complex="hi" style:country-complex="IN"/>
    </style:style>
    <style:style style:name="T36" style:family="text">
      <style:text-properties fo:color="#2a6099" loext:opacity="100%" style:font-name="Loma1" fo:font-size="11pt" fo:font-weight="bold" style:font-size-asian="11pt" style:font-weight-asian="bold" style:font-name-complex="Arial1" style:font-size-complex="11pt" style:font-style-complex="normal" style:font-weight-complex="bold"/>
    </style:style>
    <style:style style:name="T37" style:family="text"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38" style:family="text">
      <style:text-properties fo:color="#2a6099" loext:opacity="100%" style:font-name="Loma1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39" style:family="text">
      <style:text-properties fo:color="#2a6099" loext:opacity="100%" style:font-name="Noto Sans Light" fo:font-size="10pt" fo:language="de" fo:country="DE" style:text-underline-style="none" fo:font-weight="normal" style:letter-kerning="true" style:font-name-asian="NSimSun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.5pt" style:font-size-asian="10.5pt" style:font-size-complex="10.5pt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fo:color="#c9211e" loext:opacity="100%" style:font-name="Noto Sans Light" fo:font-size="10pt" style:text-underline-style="none" fo:font-weight="normal" style:font-size-asian="10pt" style:font-weight-asian="normal" style:font-name-complex="Corbel Light" style:font-size-complex="10pt" style:font-weight-complex="normal"/>
    </style:style>
    <style:style style:name="T44" style:family="text">
      <style:text-properties fo:color="#20afdf" loext:opacity="100%" style:font-name="Loma1" fo:font-size="20pt" fo:font-weight="normal" style:font-size-asian="20pt" style:font-weight-asian="normal" style:font-name-complex="Arial1" style:font-size-complex="20pt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2">
          <style:column style:rel-width="36835*" fo:start-indent="0cm" fo:end-indent="0.804cm"/>
          <style:column style:rel-width="28700*" fo:start-indent="0.804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2">
          <style:column style:rel-width="35058*" fo:start-indent="0cm" fo:end-indent="0.355cm"/>
          <style:column style:rel-width="30477*" fo:start-indent="0.355cm" fo:end-indent="0cm"/>
        </style:columns>
      </style:section-properties>
    </style:style>
    <style:style style:name="gr1" style:family="graphic" style:parent-style-name="Frame">
      <style:graphic-properties draw:stroke="solid" svg:stroke-width="0.025cm" svg:stroke-color="#20afdf" draw:stroke-linejoin="round" draw:fill="none" loext:fill-use-slide-background="false" draw:textarea-vertical-align="middle" draw:auto-grow-height="false" fo:min-height="3.168cm" fo:min-width="11.409cm" fo:padding-top="0.012cm" fo:padding-bottom="0.012cm" fo:padding-left="0.012cm" fo:padding-right="0.012cm" fo:wrap-option="wrap" loext:decorative="false" fo:margin-left="0.014cm" fo:margin-right="0.012cm" fo:margin-top="0.014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49cm" draw:fill="solid" draw:fill-color="#ffffff" draw:textarea-vertical-align="top" draw:auto-grow-height="false" fo:min-height="4.493cm" fo:min-width="7.874cm" fo:padding-top="0.026cm" fo:padding-bottom="0.026cm" fo:padding-left="0.026cm" fo:padding-right="0.026cm" fo:wrap-option="wrap" loext:decorative="false" fo:margin-left="0.002cm" fo:margin-right="0.002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1.062cm" fo:min-width="4.918cm" fo:padding-top="0cm" fo:padding-bottom="0cm" fo:padding-left="0cm" fo:padding-right="0cm" fo:wrap-option="wrap" loext:decorative="false" fo:margin-left="0cm" fo:margin-right="2.145cm" fo:margin-top="0cm" fo:margin-bottom="0.552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1.03cm" fo:min-width="5.02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4"/>
      <text:p text:style-name="P11" loext:marker-style-name="T4"><draw:custom-shape text:anchor-type="char" draw:z-index="1" draw:name="Textrahmen 1" draw:style-name="gr3" draw:text-style-name="P46" svg:width="4.917cm" svg:height="1.061cm" svg:x="1.15cm" svg:y="0.138cm"><text:p text:style-name="P1" loext:marker-style-name="T25"><text:span text:style-name="T14">Kostenloser Musterantrag von</text:span><text:span text:style-name="T14"/></text:p><text:p text:style-name="P1"><text:span text:style-name="Internet_20_Link"><text:span text:style-name="T15">www.grundbuch-musterantrag.de</text:span></text:span></text:p><text:p text:style-name="P1" loext:marker-style-name="T25"><text:span text:style-name="T16">von Rico Angenvoo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Bild1" text:anchor-type="char" svg:x="0.078cm" svg:y="0.194cm" svg:width="0.937cm" svg:height="0.937cm" draw:z-index="6"><draw:image xlink:href="Pictures/100000010000003000000030F372FA9E.png" xlink:type="simple" xlink:show="embed" xlink:actuate="onLoad" draw:mime-type="image/png"/></draw:frame></text:p>
      <text:p text:style-name="P12" loext:marker-style-name="T5"/>
      <text:p text:style-name="P12" loext:marker-style-name="T5"/>
      <text:p text:style-name="P13" loext:marker-style-name="T5"/>
      <text:p text:style-name="P13" loext:marker-style-name="T5"/>
      <text:p text:style-name="P13" loext:marker-style-name="T5"/>
      <text:section text:style-name="Sect1" text:name="TextSection">
        <text:p text:style-name="Standard" loext:marker-style-name="T3"><text:span text:style-name="T26">{antragsteller.vorname}</text:span><text:span text:style-name="T7"> </text:span><text:span text:style-name="T26">{antragsteller.nachname}</text:span><text:span text:style-name="T7"> - {</text:span><text:span text:style-name="T26">antragsteller.</text:span><text:span text:style-name="T7">straße} - {</text:span><text:span text:style-name="T26">antragsteller.</text:span><text:span text:style-name="T7">plz} {</text:span><text:span text:style-name="T26">antragsteller.</text:span><text:span text:style-name="T7">ort}</text:span></text:p>
        <text:p text:style-name="P15" loext:marker-style-name="T8"/>
        <text:p text:style-name="P26">{grundbuchamt.name}</text:p>
        <text:p text:style-name="P27">{grundbuchamt.straße} </text:p>
        <text:p text:style-name="P27">{grundbuchamt.plz} {grundbuchamt.ort}</text:p>
        <text:p text:style-name="P11" loext:marker-style-name="T4"/>
        <text:p text:style-name="P32" loext:marker-style-name="T3"><text:span text:style-name="T28">{antragsteller.email}</text:span><text:span text:style-name="T28"/></text:p>
        <text:p text:style-name="P32" loext:marker-style-name="T3"><text:span text:style-name="T28">{antragsteller.telefonnummer}</text:span><text:span text:style-name="T28"/></text:p>
        <text:p text:style-name="P16" loext:marker-style-name="T3"/>
        <text:p text:style-name="P28" loext:marker-style-name="T27"/>
        <text:p text:style-name="P17" loext:marker-style-name="T9"/>
      </text:section>
      <text:section text:style-name="Sect2" text:name="Bereich1">
        <text:p text:style-name="P32" loext:marker-style-name="T3"><text:span text:style-name="T9">{datum}</text:span><text:span text:style-name="T9"/></text:p>
        <text:p text:style-name="P18" loext:marker-style-name="T9"/>
        <text:p text:style-name="P34" loext:marker-style-name="T3"><text:span text:style-name="T13">Antrag auf Erteilung eines Grundbuchausdrucks</text:span><text:span text:style-name="T13"/></text:p>
        <text:p text:style-name="P23" loext:marker-style-name="T3"/>
        <text:p text:style-name="P34" loext:marker-style-name="T3"><text:span text:style-name="T11">Ich beantrage einen </text:span><text:span text:style-name="T34">{#formDesAusdrucksTemplate == 'beglaubigt'}{formDesAusdrucksAdjektiv} {/}</text:span><text:span text:style-name="T11">Grundbuchausdruck des folgenden Objekts:</text:span></text:p>
        <text:p text:style-name="P39" loext:marker-style-name="T35"/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P35" loext:marker-style-name="T3"><text:span text:style-name="T36">Gemarkung:</text:span><text:span text:style-name="T36"/></text:p>
            </table:table-cell>
            <table:table-cell table:style-name="Tabelle1.A1" office:value-type="string">
              <text:p text:style-name="P35" loext:marker-style-name="T3"><text:span text:style-name="T12">{grundstueck.gemarkung}</text:span><text:span text:style-name="T12"/></text:p>
            </table:table-cell>
          </table:table-row>
          <table:table-row table:style-name="Tabelle1.1">
            <table:table-cell table:style-name="Tabelle1.A1" office:value-type="string">
              <text:p text:style-name="P35" loext:marker-style-name="T3"><text:span text:style-name="T36">Blattnummer:</text:span><text:span text:style-name="T36"/></text:p>
            </table:table-cell>
            <table:table-cell table:style-name="Tabelle1.A1" office:value-type="string">
              <text:p text:style-name="P35" loext:marker-style-name="T3"><text:span text:style-name="T12">{grundstueck.blattnummer}</text:span><text:span text:style-name="T12"/></text:p>
            </table:table-cell>
          </table:table-row>
          <table:table-row table:style-name="Tabelle1.1">
            <table:table-cell table:style-name="Tabelle1.A1" office:value-type="string">
              <text:p text:style-name="P35" loext:marker-style-name="T3"><text:span text:style-name="T36">Anschrift:</text:span><text:span text:style-name="T36"/></text:p>
            </table:table-cell>
            <table:table-cell table:style-name="Tabelle1.A1" office:value-type="string">
              <text:p text:style-name="P35" loext:marker-style-name="T3"><text:span text:style-name="T12">{grundstueck.straße}</text:span><text:span text:style-name="T12"/></text:p>
              <text:p text:style-name="P35" loext:marker-style-name="T3"><text:span text:style-name="T12">{grundstueck.plz} {grundstueck.ort}</text:span><text:span text:style-name="T12"/></text:p>
            </table:table-cell>
          </table:table-row>
          <table:table-row table:style-name="Tabelle1.1">
            <table:table-cell table:style-name="Tabelle1.A1" office:value-type="string">
              <text:p text:style-name="P36" loext:marker-style-name="T3"><text:span text:style-name="T36">Flur:</text:span><text:span text:style-name="T36"/></text:p>
            </table:table-cell>
            <table:table-cell table:style-name="Tabelle1.A1" office:value-type="string">
              <text:p text:style-name="P36" loext:marker-style-name="T3"><text:span text:style-name="T12">{grundstueck.flur}</text:span><text:span text:style-name="T12"/></text:p>
            </table:table-cell>
          </table:table-row>
          <table:table-row table:style-name="Tabelle1.1">
            <table:table-cell table:style-name="Tabelle1.A1" office:value-type="string">
              <text:p text:style-name="P37" loext:marker-style-name="T3"><text:span text:style-name="T36">Flurstück:</text:span><text:span text:style-name="T36"/></text:p>
            </table:table-cell>
            <table:table-cell table:style-name="Tabelle1.A1" office:value-type="string">
              <text:p text:style-name="P37" loext:marker-style-name="T3"><text:span text:style-name="T12">{grundstueck.flurstück}</text:span><text:span text:style-name="T12"/></text:p>
            </table:table-cell>
          </table:table-row>
        </table:table>
        <text:p text:style-name="P40" loext:marker-style-name="T37"/>
        <text:p text:style-name="P38" loext:marker-style-name="T3"><text:span text:style-name="T37">Berechtigtes Interesse: </text:span><text:span text:style-name="T29">{berechtigtesInteresse.interesse}</text:span></text:p>
        <text:p text:style-name="P22" loext:marker-style-name="T11"><draw:custom-shape text:anchor-type="char" draw:z-index="4" draw:name="Form 1" draw:style-name="gr1" draw:text-style-name="P46" svg:width="11.433cm" svg:height="3.192cm" svg:x="0.298cm" svg:y="0.242cm"><text:p text:style-name="P41" loext:marker-style-name="T40"><text:span text:style-name="T39">Liefer-/Rechnungsanschrift:</text:span><text:span text:style-name="T39"/></text:p><text:p text:style-name="P45"><text:span text:style-name="T24"><text:tab/>{antragsteller.anredeAdressfeld}</text:span></text:p><text:p text:style-name="P45"><text:span text:style-name="T24"><text:tab/>{antragsteller.vorname} {antragsteller.nachname}</text:span></text:p><text:p text:style-name="P45"><text:span text:style-name="T24"><text:tab/>{antragsteller.straße}</text:span></text:p><text:p text:style-name="P45"><text:span text:style-name="T24"><text:tab/>{antragsteller.plz} {antragsteller.ort}</text:span></text:p>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inimum="0" draw:handle-range-x-maximum="50000"/></draw:enhanced-geometry></draw:custom-shape></text:p>
        <text:p text:style-name="P24" loext:marker-style-name="T3"/>
        <text:p text:style-name="P22" loext:marker-style-name="T11"/>
        <text:p text:style-name="P22" loext:marker-style-name="T11"/>
        <text:p text:style-name="P22" loext:marker-style-name="T11"/>
        <text:p text:style-name="P6" loext:marker-style-name="T21"/>
        <text:p text:style-name="P8" loext:marker-style-name="T42"><text:span text:style-name="T22">{berechtigtesInteresse.bemerkung}</text:span><text:span text:style-name="T22"/></text:p>
        <text:p text:style-name="P22" loext:marker-style-name="T11"><draw:custom-shape text:anchor-type="char" draw:z-index="2" draw:name="Form 2" draw:style-name="gr2" draw:text-style-name="P47" svg:width="8.097cm" svg:height="4.716cm" svg:x="8.431cm" svg:y="0.402cm"><text:p text:style-name="P10" loext:marker-style-name="T40"><text:span text:style-name="T43">Vom Grundbuchamt auszufüllen:</text:span><text:span text:style-name="T43"/></text:p><text:p text:style-name="P10" loext:marker-style-name="T40"><text:span text:style-name="T19">Vfg.</text:span><text:span text:style-name="T19"/></text:p><text:p text:style-name="P5" loext:marker-style-name="T40"><text:span text:style-name="T20"><text:tab/>1) Nach Antrag ab</text:span><text:span text:style-name="T20"/></text:p><text:p text:style-name="P5" loext:marker-style-name="T40"><text:span text:style-name="T20"><text:tab/>2) Kosten {kosten}</text:span><text:span text:style-name="T20"/></text:p><text:p text:style-name="P5" loext:marker-style-name="T40"><text:span text:style-name="T20"><text:tab/>3) z. d. A.</text:span><text:span text:style-name="T20"/></text:p><text:p text:style-name="P7" loext:marker-style-name="T2"/><text:p text:style-name="P9" loext:marker-style-name="T40"><text:span text:style-name="T20"><text:tab/>{grundbuchamt.ort}, den</text:span></text:p><draw:enhanced-geometry draw:mirror-horizontal="false" draw:mirror-vertical="false" svg:viewBox="0 0 0 0" draw:text-areas="?f5 ?f5 ?f6 ?f7" draw:type="ooxml-roundRect" draw:modifiers="6223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inimum="0" draw:handle-range-x-maximum="50000"/></draw:enhanced-geometry></draw:custom-shape></text:p>
        <text:p text:style-name="P44" loext:marker-style-name="T3"><text:span text:style-name="T11">Mit freundlichen Grüßen</text:span><text:span text:style-name="T11"/></text:p>
        <text:p text:style-name="P22" loext:marker-style-name="T11"/>
        <text:p text:style-name="P44" loext:marker-style-name="T3"><text:span text:style-name="T11">_______________________</text:span><text:span text:style-name="T11"/></text:p>
        <text:p text:style-name="P44" loext:marker-style-name="T3"><text:span text:style-name="T28">{antragsteller.vorname}</text:span><text:span text:style-name="T11"> </text:span><text:span text:style-name="T28">{antragsteller.nachname}</text:span></text:p>
        <text:p text:style-name="P42" loext:marker-style-name="T45"><text:span text:style-name="T44">- vorbereitetes Rückschreiben</text:span><text:span text:style-name="T44"/></text:p>
        <text:p text:style-name="P43" loext:marker-style-name="T45"><text:span text:style-name="T44">für das Grundbuchamt -</text:span><text:span text:style-name="T44"/></text:p>
      </text:section>
      <text:section text:style-name="Sect3" text:name="Bereich2">
        <text:p text:style-name="P30" loext:marker-style-name="T31"/>
        <text:p text:style-name="P31" loext:marker-style-name="T32"/>
        <text:p text:style-name="P31" loext:marker-style-name="T32"/>
        <text:p text:style-name="P31" loext:marker-style-name="T32"/>
        <text:p text:style-name="P31" loext:marker-style-name="T32"/>
        <text:p text:style-name="P30" loext:marker-style-name="T31"/>
        <text:p text:style-name="Standard" loext:marker-style-name="T3"><text:span text:style-name="T26">{grundbuchamt.name} –</text:span><text:span text:style-name="T7"> {grundbuchamt.straße} – {grundbuchamt.plz} {grundbuchamt.ort}</text:span></text:p>
        <text:p text:style-name="P15" loext:marker-style-name="T8"/>
        <text:p text:style-name="P2"><text:span text:style-name="T27">{</text:span><text:span text:style-name="T33">antragsteller.anredeAdressfeld</text:span><text:span text:style-name="T27">}</text:span></text:p>
        <text:p text:style-name="P27">{antragsteller.vorname} {antragsteller.nachname}</text:p>
        <text:p text:style-name="P27">{antragsteller.straße}</text:p>
        <text:p text:style-name="P27">{antragsteller.plz} {antragsteller.ort}</text:p>
        <text:p text:style-name="P25" loext:marker-style-name="T3"/>
        <text:p text:style-name="P14" loext:marker-style-name="T6"/>
        <text:p text:style-name="P14" loext:marker-style-name="T6"/>
        <text:p text:style-name="P14" loext:marker-style-name="T6"/>
        <text:p text:style-name="P14" loext:marker-style-name="T6"/>
        <text:p text:style-name="P33" loext:marker-style-name="T3"><text:span text:style-name="T38">Aktenzeichen:</text:span><text:span text:style-name="T28">_____</text:span><text:span text:style-name="T27">_________________</text:span></text:p>
        <text:p text:style-name="P19" loext:marker-style-name="T10"/>
        <text:p text:style-name="P33" loext:marker-style-name="T3"><text:span text:style-name="T38">Telefon:</text:span><text:span text:style-name="T27">______________________</text:span></text:p>
        <text:p text:style-name="P20" loext:marker-style-name="T10"/>
        <text:p text:style-name="P20" loext:marker-style-name="T10"/>
        <text:p text:style-name="P20" loext:marker-style-name="T10"/>
      </text:section>
      <text:section text:style-name="Sect2" text:name="Bereich3">
        <text:p text:style-name="P17" loext:marker-style-name="T9"/>
        <text:p text:style-name="P17" loext:marker-style-name="T9"/>
        <text:p text:style-name="P32" loext:marker-style-name="T3"><text:span text:style-name="T9">Datum:____________</text:span><text:span text:style-name="T9"/></text:p>
        <text:p text:style-name="P21" loext:marker-style-name="T10"/>
        <text:p text:style-name="P21" loext:marker-style-name="T10"/>
        <text:p text:style-name="P44" loext:marker-style-name="T3"><text:span text:style-name="T30">Grundbuchsache {betreff}</text:span><text:span text:style-name="T30"/></text:p>
        <text:p text:style-name="P22" loext:marker-style-name="T11"/>
        <text:p text:style-name="P22" loext:marker-style-name="T11"/>
        <text:p text:style-name="P44" loext:marker-style-name="T3"><text:span text:style-name="T11">{antragsteller.grußformel} {</text:span><text:span text:style-name="T28">antragsteller.</text:span><text:span text:style-name="T11">nachname},</text:span></text:p>
        <text:p text:style-name="P21" loext:marker-style-name="T10"/>
        <text:p text:style-name="P44" loext:marker-style-name="T3"><text:span text:style-name="T28">anliegend erhalten Sie den beantragten Grundbuchausdruck.</text:span><text:span text:style-name="T28"/></text:p>
        <text:p text:style-name="P29" loext:marker-style-name="T28"/>
        <text:p text:style-name="P44" loext:marker-style-name="T3"><text:span text:style-name="T28">Die Kosten für den anliegenden Grundbuchausdruck werden demnächst gesondert erhoben.</text:span><text:span text:style-name="T28"/></text:p>
        <text:p text:style-name="P21" loext:marker-style-name="T10"/>
        <text:p text:style-name="P44" loext:marker-style-name="T3"><text:span text:style-name="T28">Bitte leisten Sie Zahlungen erst nach Erhalt der Kostenrechnung auf das dort genannte Konto unter Angaben des aufgeführten Kassenzeichens.</text:span><text:span text:style-name="T28"/></text:p>
        <text:p text:style-name="P29" loext:marker-style-name="T28"/>
        <text:p text:style-name="P44" loext:marker-style-name="T3"><text:span text:style-name="T11">Mit freundlichen Grüßen</text:span><text:span text:style-name="T11"/></text:p>
        <text:p text:style-name="P22" loext:marker-style-name="T11"/>
        <text:p text:style-name="P22" loext:marker-style-name="T11"/>
        <text:p text:style-name="P44" loext:marker-style-name="T3"><text:span text:style-name="T11">_______________________________</text:span><text:span text:style-name="T11"/></text:p>
        <text:p text:style-name="P24" loext:marker-style-name="T3"/>
        <text:p text:style-name="P24" loext:marker-style-name="T3"/>
        <text:p text:style-name="P24" loext:marker-style-name="T3"/>
        <text:p text:style-name="P24" loext:marker-style-name="T3"/>
        <text:p text:style-name="P24" loext:marker-style-name="T3"/>
        <text:p text:style-name="P24" loext:marker-style-name="T3"/>
        <text:p text:style-name="P24" loext:marker-style-name="T3"><draw:custom-shape text:anchor-type="char" draw:z-index="0" draw:name="Textrahmen 2" draw:style-name="gr4" draw:text-style-name="P46" svg:width="5.023cm" svg:height="1.029cm" svg:x="1.182cm" svg:y="0.194cm"><text:p text:style-name="P1" loext:marker-style-name="T25"><text:span text:style-name="T14">Kostenloser Musterantrag von</text:span><text:span text:style-name="T14"/></text:p><text:p text:style-name="P1"><text:a xlink:type="simple" xlink:href="http://www.grundbuch-musterantrag.de/" text:style-name="Internet_20_link" text:visited-style-name="Visited_20_Internet_20_Link"><text:span text:style-name="Internet_20_link"><text:span text:style-name="T17">www.grundbuch-musterantrag.de</text:span></text:span></text:a></text:p><text:p text:style-name="P1" loext:marker-style-name="T25"><text:span text:style-name="T16">von Rico Angenvoo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Bild2" text:anchor-type="char" svg:x="0.078cm" svg:y="0.194cm" svg:width="0.947cm" svg:height="0.947cm" draw:z-index="9"><draw:image xlink:href="Pictures/100000010000003000000030F372FA9E.png" xlink:type="simple" xlink:show="embed" xlink:actuate="onLoad" draw:mime-type="image/png"/></draw:frame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rbel Light" svg:font-family="'Corbel Light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Noto Sans Light" svg:font-family="'Noto Sans 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DE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_20_Index_20_1" style:display-name="Figure Index 1" style:family="paragraph" style:parent-style-name="Caption" style:class="index"/>
    <style:style style:name="Kopf-_20_und_20_Fußzeile" style:display-name="Kopf- und Fußzeil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Kopf-_20_und_20_Fußzei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Kopf-_20_und_20_Fußzeile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1" style:display-name="Internet Link1" style:family="text">
      <style:text-properties fo:color="#00008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00" loext:opacity="100%" style:font-name="Arial" fo:font-family="Arial" style:font-family-generic="roman" style:font-pitch="variable" fo:font-size="8pt" fo:language="zxx" fo:country="none" style:text-underline-style="solid" style:text-underline-width="auto" style:text-underline-color="font-color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Noto Sans Light"/>
    </style:style>
    <style:style style:name="MT1" style:family="text">
      <style:text-properties style:font-name="Noto Sans Light"/>
    </style:style>
    <style:page-layout style:name="Mpm1">
      <style:page-layout-properties fo:page-width="21.001cm" fo:page-height="29.7cm" style:num-format="1" style:print-orientation="portrait" fo:margin-top="0cm" fo:margin-bottom="1cm" fo:margin-left="2.487cm" fo:margin-right="1.97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33cm" fo:margin-left="0cm" fo:margin-right="0cm" fo:margin-top="1.4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7:32:55</meta:creation-date>
    <dc:language>de-DE</dc:language>
    <meta:print-date>2022-06-06T00:47:48</meta:print-date>
    <dc:date>2025-08-23T17:44:54.152450547</dc:date>
    <meta:editing-cycles>205</meta:editing-cycles>
    <meta:editing-duration>PT17H40M42S</meta:editing-duration>
    <meta:generator>LibreOffice/24.2.7.2$Linux_X86_64 LibreOffice_project/420$Build-2</meta:generator>
    <meta:document-statistic meta:table-count="1" meta:image-count="2" meta:object-count="0" meta:page-count="2" meta:paragraph-count="59" meta:word-count="152" meta:character-count="2000" meta:non-whitespace-character-count="1896"/>
    <meta:user-defined meta:name="AppVersion">15.0000</meta:user-defined>
  </office:meta>
</office:document-meta>
</file>